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16ad" officeooo:paragraph-rsid="000a16ad"/>
    </style:style>
    <style:style style:name="P2" style:family="paragraph" style:parent-style-name="Standard">
      <style:text-properties officeooo:rsid="000bd2bb" officeooo:paragraph-rsid="000bd2bb"/>
    </style:style>
    <style:style style:name="P3" style:family="paragraph" style:parent-style-name="Standard">
      <style:text-properties officeooo:paragraph-rsid="000bd2bb"/>
    </style:style>
    <style:style style:name="P4" style:family="paragraph" style:parent-style-name="Standard">
      <style:text-properties officeooo:rsid="000c4394" officeooo:paragraph-rsid="000c4394"/>
    </style:style>
    <style:style style:name="P5" style:family="paragraph" style:parent-style-name="Standard">
      <style:text-properties officeooo:rsid="000c4394" officeooo:paragraph-rsid="000ff952"/>
    </style:style>
    <style:style style:name="P6" style:family="paragraph" style:parent-style-name="Standard">
      <style:text-properties fo:font-size="18pt" officeooo:rsid="000a16ad" officeooo:paragraph-rsid="000a16ad" fo:background-color="#5eb91e" style:font-size-asian="18pt" style:font-size-complex="18pt"/>
    </style:style>
    <style:style style:name="P7" style:family="paragraph" style:parent-style-name="Standard">
      <style:text-properties fo:font-size="18pt" officeooo:rsid="000bd2bb" officeooo:paragraph-rsid="000bd2bb" fo:background-color="#5eb91e" style:font-size-asian="18pt" style:font-size-complex="18pt"/>
    </style:style>
    <style:style style:name="P8" style:family="paragraph" style:parent-style-name="Standard">
      <style:text-properties fo:font-size="18pt" officeooo:rsid="000c4394" officeooo:paragraph-rsid="000c4394" fo:background-color="#5eb91e" style:font-size-asian="18pt" style:font-size-complex="18pt"/>
    </style:style>
    <style:style style:name="P9" style:family="paragraph" style:parent-style-name="Standard">
      <style:text-properties fo:font-size="18pt" officeooo:rsid="000ff952" officeooo:paragraph-rsid="000ff952" fo:background-color="#5eb91e" style:font-size-asian="18pt" style:font-size-complex="18pt"/>
    </style:style>
    <style:style style:name="P10" style:family="paragraph" style:parent-style-name="Standard">
      <style:text-properties fo:font-size="15pt" officeooo:rsid="000a16ad" officeooo:paragraph-rsid="000a16ad" style:font-size-asian="15pt" style:font-size-complex="15pt"/>
    </style:style>
    <style:style style:name="P11" style:family="paragraph" style:parent-style-name="Standard">
      <style:text-properties fo:font-size="12pt" officeooo:rsid="000c4394" officeooo:paragraph-rsid="000ff952" fo:background-color="#ffffff" style:font-size-asian="10.5pt" style:font-size-complex="12pt"/>
    </style:style>
    <style:style style:name="P12" style:family="paragraph" style:parent-style-name="Standard">
      <style:text-properties fo:font-size="12pt" officeooo:rsid="0011740a" officeooo:paragraph-rsid="0011740a" fo:background-color="#ffffff" style:font-size-asian="10.5pt" style:font-size-complex="12pt"/>
    </style:style>
    <style:style style:name="P13" style:family="paragraph" style:parent-style-name="Standard">
      <style:text-properties fo:color="#000000" fo:font-size="12pt" officeooo:rsid="000ff952" officeooo:paragraph-rsid="000ff952" fo:background-color="#ffffff" style:font-size-asian="10.5pt" style:font-size-complex="12pt"/>
    </style:style>
    <style:style style:name="P14" style:family="paragraph" style:parent-style-name="Standard">
      <style:text-properties fo:color="#000000" fo:font-size="18pt" officeooo:rsid="000ff952" officeooo:paragraph-rsid="000ff952" fo:background-color="#5eb91e" style:font-size-asian="18pt" style:font-size-complex="18pt"/>
    </style:style>
    <style:style style:name="P15" style:family="paragraph" style:parent-style-name="Standard">
      <style:text-properties officeooo:rsid="0011740a" officeooo:paragraph-rsid="0011740a"/>
    </style:style>
    <style:style style:name="P16" style:family="paragraph" style:parent-style-name="Standard">
      <style:text-properties fo:font-size="18pt" officeooo:rsid="0011740a" officeooo:paragraph-rsid="0011740a" fo:background-color="#5eb91e" style:font-size-asian="18pt" style:font-size-complex="18pt"/>
    </style:style>
    <style:style style:name="P17" style:family="paragraph" style:parent-style-name="Standard">
      <style:text-properties fo:font-size="18pt" officeooo:rsid="000c4394" officeooo:paragraph-rsid="000c4394" fo:background-color="#5eb91e" style:font-size-asian="18pt" style:font-size-complex="18pt"/>
    </style:style>
    <style:style style:name="P18" style:family="paragraph" style:parent-style-name="Standard">
      <style:text-properties fo:font-size="18pt" officeooo:rsid="000bd2bb" officeooo:paragraph-rsid="000bd2bb" fo:background-color="#5eb91e" style:font-size-asian="18pt" style:font-size-complex="18pt"/>
    </style:style>
    <style:style style:name="P19" style:family="paragraph" style:parent-style-name="Standard">
      <style:text-properties fo:color="#000000" fo:font-size="18pt" officeooo:rsid="000ff952" officeooo:paragraph-rsid="000ff952" fo:background-color="#5eb91e" style:font-size-asian="18pt" style:font-size-complex="18pt"/>
    </style:style>
    <style:style style:name="P20" style:family="paragraph" style:parent-style-name="Standard">
      <style:text-properties officeooo:rsid="000a16ad" officeooo:paragraph-rsid="000a16ad"/>
    </style:style>
    <style:style style:name="P21" style:family="paragraph" style:parent-style-name="Standard">
      <style:text-properties officeooo:rsid="00147004" officeooo:paragraph-rsid="00147004"/>
    </style:style>
    <style:style style:name="P22" style:family="paragraph" style:parent-style-name="Standard">
      <style:text-properties fo:font-size="12pt" officeooo:rsid="0011740a" officeooo:paragraph-rsid="0011740a" fo:background-color="#ffffff" style:font-size-asian="10.5pt" style:font-size-complex="12pt"/>
    </style:style>
    <style:style style:name="P23" style:family="paragraph" style:parent-style-name="Standard">
      <style:text-properties fo:font-size="12pt" officeooo:rsid="00147004" officeooo:paragraph-rsid="00147004" fo:background-color="#ffffff" style:font-size-asian="10.5pt" style:font-size-complex="12pt"/>
    </style:style>
    <style:style style:name="P24" style:family="paragraph" style:parent-style-name="Standard">
      <style:text-properties officeooo:paragraph-rsid="0011740a"/>
    </style:style>
    <style:style style:name="T1" style:family="text">
      <style:text-properties officeooo:rsid="000d9a63"/>
    </style:style>
    <style:style style:name="T2" style:family="text">
      <style:text-properties officeooo:rsid="000ff952"/>
    </style:style>
    <style:style style:name="T3" style:family="text">
      <style:text-properties officeooo:rsid="00147004"/>
    </style:style>
    <style:style style:name="T4" style:family="text">
      <style:text-properties fo:font-size="12pt" officeooo:rsid="0011740a" fo:background-color="#ffffff" loext:char-shading-value="0" style:font-size-asian="10.5pt" style:font-size-complex="12pt"/>
    </style:style>
    <style:style style:name="T5" style:family="text">
      <style:text-properties fo:font-size="12pt" officeooo:rsid="00147004" fo:background-color="#ffffff" loext:char-shading-value="0" style:font-size-asian="10.5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odello Entità-Relazione</text:p>
      <text:p text:style-name="P1"/>
      <text:p text:style-name="P1">Data una realtà di riferimento, individuare delle entità con degli attributi, trovare il verbo che lega queste entità attraverso l’associazione.</text:p>
      <text:p text:style-name="P1"/>
      <text:p text:style-name="P6">Teoria delle basi di dati</text:p>
      <text:p text:style-name="P1"/>
      <text:p text:style-name="P1">Una base di dati deve poter gestire una grande quantità di informazioni.</text:p>
      <text:p text:style-name="P1"/>
      <text:p text:style-name="P1">Deve per questo essere:</text:p>
      <text:p text:style-name="P1">- Semplice: le applicazioni devono poter essere trattade da diversi programmi e utenti</text:p>
      <text:p text:style-name="P1">- Efficente: l’utilizzo delle risorse deve essere ottimizzato nel tempo (microprocessore) e nello spazio (memoria)</text:p>
      <text:p text:style-name="P1">- Efficace: le informazioni devono essere rappresentative</text:p>
      <text:p text:style-name="P1">- Sicuro: l’accesso deve avvenire solo su autorizzazione e identificazione</text:p>
      <text:p text:style-name="P1"/>
      <text:p text:style-name="P6">Base di dati (DataBase)</text:p>
      <text:p text:style-name="P1"/>
      <text:p text:style-name="P1">Raccolta di dati logicamente correlati, utilizzati per modellare una realtà.</text:p>
      <text:p text:style-name="P1">I dati sono memorizzati e progettati per una fruizione ottimizzata e sicura.</text:p>
      <text:p text:style-name="P1"/>
      <text:p text:style-name="P1">Per essere definita tale una base di dati dev’essere:</text:p>
      <text:p text:style-name="P1">-Scalabile</text:p>
      <text:p text:style-name="P1">-Consistente</text:p>
      <text:p text:style-name="P1">-Persistente</text:p>
      <text:p text:style-name="P1">-Sicura</text:p>
      <text:p text:style-name="P1">-Condivisibile</text:p>
      <text:p text:style-name="P1">-Integra (<text:a xlink:type="simple" xlink:href="https://en.wikipedia.org/wiki/Honda_NC700D_Integra" text:style-name="Internet_20_link" text:visited-style-name="Visited_20_Internet_20_Link">Definizione di integra</text:a>)</text:p>
      <text:p text:style-name="P1"/>
      <text:p text:style-name="P10">Sistema informativo</text:p>
      <text:p text:style-name="P1"/>
      <text:p text:style-name="P1">Insieme di strumenti, procedure, norme, risorse, orientato alla gestione delle informazioni</text:p>
      <text:p text:style-name="P1"/>
      <text:p text:style-name="P10">Sistema informatico</text:p>
      <text:p text:style-name="P1"/>
      <text:p text:style-name="P1">Insieme degli strumenti informatici utilizzati per il trattamento automatico delle informazioni.</text:p>
      <text:p text:style-name="P1"/>
      <text:p text:style-name="P21">Dato → rappresentazione di qualcosa</text:p>
      <text:p text:style-name="P21"/>
      <text:p text:style-name="P21">Chiave di interpretazione(Schema) → ne identifica il significato</text:p>
      <text:p text:style-name="P21">Istanza di uno schema → Insieme dei valori assunti in un certo tempo</text:p>
      <text:p text:style-name="P1"/>
      <text:p text:style-name="P16">Modelli <text:span text:style-name="T3">di dati - logici</text:span></text:p>
      <text:p text:style-name="P12"/>
      <text:p text:style-name="P23">Rappresentano in modo astratto l’organizzazione</text:p>
      <text:p text:style-name="P24"><text:span text:style-name="T4">- Gerarchico: D</text:span><text:span text:style-name="T5">ati organizzati in record connessi secondo strutture ad albero</text:span></text:p>
      <text:p text:style-name="P24"><text:span text:style-name="T4">- Reticolare: S</text:span><text:span text:style-name="T5">trutture dati a reticolo, strutture ad anello</text:span></text:p>
      <text:p text:style-name="P24"><text:span text:style-name="T4">- Re</text:span><text:span text:style-name="T5">l</text:span><text:span text:style-name="T4">azionale: I</text:span><text:span text:style-name="T5">nsieme di record(Tabella)</text:span></text:p>
      <text:p text:style-name="P12">- A Oggetti: Si entra nel campo della programmazione ad oggetti (OOP)</text:p>
      <text:p text:style-name="P1"/>
      <text:p text:style-name="P7"><text:soft-page-break/>Definizioni varie</text:p>
      <text:p text:style-name="P2"/>
      <text:p text:style-name="P2">Record – Tupla : Riga di una tabella</text:p>
      <text:p text:style-name="P2"/>
      <text:p text:style-name="P2">PK : Primary Key – Chiave primaria (<text:a xlink:type="simple" xlink:href="https://it.wikipedia.org/wiki/Piaggio_Vespa#Vespa_PK_50" text:style-name="Internet_20_link" text:visited-style-name="Visited_20_Internet_20_Link">Definizione</text:a>)</text:p>
      <text:p text:style-name="P2">FK : Foreign Key – Chiave esterna</text:p>
      <text:p text:style-name="P2"/>
      <text:p text:style-name="P2">Chiave: attributo che identifica univocamente una tupla di un’entità</text:p>
      <text:p text:style-name="P3"/>
      <text:p text:style-name="P2">Chiave esterna: Attributo di una relazione R che assume i valori della chiave primaria di un’altra relazione S</text:p>
      <text:p text:style-name="P2"/>
      <text:p text:style-name="P15">Superchiave: Insieme di attributi che identifica univocamente una tabella</text:p>
      <text:p text:style-name="P15"/>
      <text:p text:style-name="P2">Chiave minimale : Chiave più piccola che posso prendere dalla superchiave, diventerà la chiave primaria</text:p>
      <text:p text:style-name="P2"/>
      <text:p text:style-name="P2">Schema relazionale: Descrizione della struttura di una base di dati, ovvero un’insieme di schemi di relazione e di vincoli.</text:p>
      <text:p text:style-name="P2"/>
      <text:p text:style-name="P2">Relazione: Classe del modello ER (Insieme di tuple)</text:p>
      <text:p text:style-name="P2">Tupla o Riga: Oggetto del modello ER (Sequenza di attributi)</text:p>
      <text:p text:style-name="P2">Attributo: Attributo del modello ER (Univoci ed elementari)</text:p>
      <text:p text:style-name="P2"/>
      <text:p text:style-name="P2">Dominio di un attributo: insieme dei valori che l’attributo può assumere</text:p>
      <text:p text:style-name="P2"/>
      <text:p text:style-name="P2">Istanza di una tabella: Insieme dei valori assunti dalla tabella in un certo istante di tempo</text:p>
      <text:p text:style-name="P2">→ La tabella non varia nel tempo, mente l’istanza può essere modificata</text:p>
      <text:p text:style-name="P2">→ Quando si modifica una tabella non si ha una nuova istanza, ma una nuova tabella</text:p>
      <text:p text:style-name="P2"/>
      <text:p text:style-name="P4">Differenza tra entità e tabella: La tabella esiste nel modello fisico, mentre l’entità esiste nel modello logico</text:p>
      <text:p text:style-name="P4"/>
      <text:p text:style-name="P7">Relazioni del modello ER</text:p>
      <text:p text:style-name="P2"/>
      <text:p text:style-name="P2">Tipo 1:1</text:p>
      <text:p text:style-name="P2"/>
      <text:p text:style-name="P2">Un solo elemento del primo insieme corrisponde ad uno e un solo elemento del secondo insieme</text:p>
      <text:p text:style-name="P2">(Paziente 1:1 Libretto sanitario)</text:p>
      <text:p text:style-name="P2"/>
      <text:p text:style-name="P2">Tipo 1:N</text:p>
      <text:p text:style-name="P2"/>
      <text:p text:style-name="P2">Ad ogni elemento del primo insieme possono corrispondere più elementi del secondo, mentre per ogni elemento del secondo corrisponde uno ed un solo elemento del primo.</text:p>
      <text:p text:style-name="P2">(Paziente 1:N Visite)</text:p>
      <text:p text:style-name="P2"/>
      <text:p text:style-name="P2">Tipo N:M</text:p>
      <text:p text:style-name="P2"/>
      <text:p text:style-name="P2">Ad ogni elemento del primo insieme corrispondono più elementi del secondo e viceversa</text:p>
      <text:p text:style-name="P2">(Paziente N:M Medicinali)</text:p>
      <text:p text:style-name="P2"/>
      <text:p text:style-name="P2"><text:soft-page-break/></text:p>
      <text:p text:style-name="P7"/>
      <text:p text:style-name="P7"/>
      <text:p text:style-name="P7"/>
      <text:p text:style-name="P7">Fasi di progettazione di un database</text:p>
      <text:p text:style-name="P2"/>
      <text:p text:style-name="P2">Progettazione concettuale</text:p>
      <text:p text:style-name="P23"/>
      <text:p text:style-name="P23">Costruzione e definizione di una rappresentazione corretta della realtà di interesse</text:p>
      <text:p text:style-name="P2"/>
      <text:p text:style-name="P2">Progettazione Logica</text:p>
      <text:p text:style-name="P21"/>
      <text:p text:style-name="P21">Trasforma il diagramma ER in uno schema logico, efficiente rispetto alle strutture del sistema di gestione che si intende utilizzare</text:p>
      <text:p text:style-name="P21"/>
      <text:p text:style-name="P4">Progettazione Fisica</text:p>
      <text:p text:style-name="P4"/>
      <text:p text:style-name="P4">Fase in cui si operano scelte direttamente dipendendi dal tipo di DBMS utilizzato.</text:p>
      <text:p text:style-name="P4">Schema Fisico: Descrizione delle strutture di memorizzazione e accesso ai dati</text:p>
      <text:p text:style-name="P4"/>
      <text:p text:style-name="P8">Integrità referenziale – <text:span text:style-name="T2">Vincolo Interazionale</text:span></text:p>
      <text:p text:style-name="P11">Insieme di regole che garantiscono l’integrità dei dati nelle relazioni associate tra di loro attraverso l’uso di chiavi esterne</text:p>
      <text:p text:style-name="P5"/>
      <text:p text:style-name="P11">Vincolo di integrità referenziale:<text:line-break/>Se K è chiave esterna in S e chiave primaria in R, per ogni istanza valida ogni valore assunto da K in S dev’essere assunto anche da K in R.</text:p>
      <text:p text:style-name="P11"/>
      <text:p text:style-name="P9">Vincoli Intra-relazionali</text:p>
      <text:p text:style-name="P4"/>
      <text:p text:style-name="P4">Vincolo di dominio: Per l’attributo bisogna specificare il tipo di dato</text:p>
      <text:p text:style-name="P4">Vincolo di tupla: Vincolo che coinvolge più attributi della stessa tupla (Es. 30 e Lode)</text:p>
      <text:p text:style-name="P4">Vincolo NOT NULL: l’attributo dovrà contenere un valore e non potrà essere nullo</text:p>
      <text:p text:style-name="P4">Vincolo di chiave: Vincolo che coinvolge più tuple, la chiave non consente valori nulli o duplicati.</text:p>
      <text:p text:style-name="P4"/>
      <text:p text:style-name="P9">Vincoli di cancellazione</text:p>
      <text:p text:style-name="P9"/>
      <text:p text:style-name="P13">Cancellazione con restrizione: Solo se il padre non ha figli</text:p>
      <text:p text:style-name="P13">Cancellazine in cascata: Cancella sia il padre che il figlio</text:p>
      <text:p text:style-name="P13">Cancellazione nulla: La chiave del figlio viene impostata a NULL, in quanto il padre viene cancellato</text:p>
      <text:p text:style-name="P13">Cancellazione default: La chiave del figlio viene impostata ad un valore preimpostato di default</text:p>
      <text:p text:style-name="P13">Nessun effetto: Viene effettuata l’eliminazione senza alcun controllo</text:p>
      <text:p text:style-name="P13"/>
      <text:p text:style-name="P14"/>
      <text:p text:style-name="P14"/>
      <text:p text:style-name="P14"/>
      <text:p text:style-name="P14"><text:soft-page-break/></text:p>
      <text:p text:style-name="P14">Vincoli di inserimento</text:p>
      <text:p text:style-name="P14"/>
      <text:p text:style-name="P13">Inserimento dipendente: Solo se il padre esiste già</text:p>
      <text:p text:style-name="P13">Inserimento automatico: Se il padre non esiste, viene creato automaticamente</text:p>
      <text:p text:style-name="P13">Inserimento nullo: La chiave del figlio viene impostata a NULL, in quanto il padre non esiste</text:p>
      <text:p text:style-name="P13">Inserimento default: La chiave del figlio viene impostata ad un valore preimpostato di default</text:p>
      <text:p text:style-name="P13">Nessun effetto: Viene effettuato l’inserimento senza alcun controllo</text:p>
      <text:p text:style-name="P4"/>
      <text:p text:style-name="P8"/>
      <text:p text:style-name="P8">Ricorsione nel modello ER</text:p>
      <text:p text:style-name="P4"/>
      <text:p text:style-name="P4">Tipo di associazione che si utilizza quando un oggetto <text:span text:style-name="T1">agisce su sé stesso. Per descrivere questa associazione si possono usare verbi sia al passivo che all’attivo.</text:span>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 style:default-outline-level="">
      <style:paragraph-properties fo:line-height="115%" fo:text-align="start" style:justify-single-word="false" fo:orphans="2" fo:widows="2" style:writing-mode="lr-tb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5T17:42:40.101000000</meta:creation-date>
    <dc:date>2019-11-19T18:09:03.881000000</dc:date>
    <meta:editing-duration>PT26M20S</meta:editing-duration>
    <meta:editing-cycles>5</meta:editing-cycles>
    <meta:generator>LibreOffice/6.3.2.2$Windows_X86_64 LibreOffice_project/98b30e735bda24bc04ab42594c85f7fd8be07b9c</meta:generator>
    <meta:document-statistic meta:table-count="0" meta:image-count="0" meta:object-count="0" meta:page-count="4" meta:paragraph-count="89" meta:word-count="827" meta:character-count="5519" meta:non-whitespace-character-count="4777"/>
  </office:meta>
</office:document-meta>
</file>